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stroke="none" svg:stroke-color="#000000" draw:fill="none" draw:fill-color="#ffffff" fo:min-height="0.35cm"/>
    </style:style>
    <style:style style:name="gr3" style:family="graphic" style:parent-style-name="standard">
      <style:graphic-properties draw:stroke="none" svg:stroke-color="#000000" draw:fill="none" draw:fill-color="#ffffff" fo:min-height="0.556cm"/>
    </style:style>
    <style:style style:name="gr4" style:family="graphic" style:parent-style-name="standard">
      <style:graphic-properties draw:stroke="none" svg:stroke-color="#000000" draw:fill="none" draw:fill-color="#ffffff" fo:min-height="0.948cm"/>
    </style:style>
    <style:style style:name="gr5" style:family="graphic" style:parent-style-name="standard">
      <style:graphic-properties draw:textarea-horizontal-align="justify" draw:textarea-vertical-align="middle" draw:auto-grow-height="false" fo:min-height="0.664cm" fo:min-width="0.014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27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264cm" fo:min-width="0.186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21cm" fo:min-width="0.872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521cm" fo:min-width="0.186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093cm" fo:min-width="0.7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521cm" fo:min-width="1.042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521cm" fo:min-width="0.271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.522cm" fo:min-width="0.872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269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521cm" fo:min-width="0.871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.35cm" fo:min-width="0.7cm"/>
    </style:style>
    <style:style style:name="gr18" style:family="graphic" style:parent-style-name="standard">
      <style:graphic-properties draw:stroke="none" svg:stroke-color="#000000" draw:fill="none" draw:fill-color="#ffffff" fo:min-height="0.446cm"/>
    </style:style>
    <style:style style:name="gr19" style:family="graphic" style:parent-style-name="standard">
      <style:graphic-properties draw:stroke="none" svg:stroke-color="#000000" draw:fill="none" draw:fill-color="#ffffff" fo:min-height="0.712cm"/>
    </style:style>
    <style:style style:name="gr20" style:family="graphic" style:parent-style-name="standard">
      <style:graphic-properties draw:textarea-horizontal-align="justify" draw:textarea-vertical-align="middle" draw:auto-grow-height="false" fo:min-height="0.56cm" fo:min-width="0.2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.15cm" fo:min-width="0.2cm"/>
    </style:style>
    <style:style style:name="gr22" style:family="graphic" style:parent-style-name="standard">
      <style:graphic-properties draw:stroke="none" svg:stroke-color="#000000" draw:fill="none" draw:fill-color="#ffffff" fo:min-height="1.11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2.1cm" svg:height="1cm" svg:x="4.4cm" svg:y="1.6cm">
          <draw:text-box>
            <text:p text:style-name="P1"><text:span text:style-name="T1">Soldadura blanda de tubo de cobre </text:span><text:span text:style-name="T2">⌀15</text:span> </text:p>
          </draw:text-box>
        </draw:frame>
        <draw:frame draw:style-name="gr2" draw:layer="layout" svg:width="2.7cm" svg:height="0.806cm" svg:x="10.4cm" svg:y="6.6cm">
          <draw:text-box>
            <text:p><text:span text:style-name="T3">Manguito</text:span></text:p>
          </draw:text-box>
        </draw:frame>
        <draw:frame draw:style-name="gr3" draw:text-style-name="P2" draw:layer="layout" svg:width="4.6cm" svg:height="1.361cm" svg:x="10.4cm" svg:y="4.001cm">
          <draw:text-box>
            <text:p><text:span text:style-name="T3">Entronque latón 1/2” H a Cu <text:s/>⌀15</text:span></text:p>
          </draw:text-box>
        </draw:frame>
        <draw:frame draw:style-name="gr4" draw:text-style-name="P2" draw:layer="layout" svg:width="4.2cm" svg:height="1.361cm" svg:x="10.4cm" svg:y="8.802cm">
          <draw:text-box>
            <text:p><text:span text:style-name="T4">Racor loco latón ⌀15 a 1</text:span><text:span text:style-name="T3">/2” </text:span></text:p>
          </draw:text-box>
        </draw:frame>
        <draw:frame draw:style-name="gr3" draw:text-style-name="P2" draw:layer="layout" svg:width="3.7cm" svg:height="0.806cm" svg:x="10.4cm" svg:y="10.602cm">
          <draw:text-box>
            <text:p><text:span text:style-name="T3">Machón ⌀1/2”</text:span></text:p>
          </draw:text-box>
        </draw:frame>
        <draw:custom-shape draw:style-name="gr5" draw:text-style-name="P1" draw:layer="layout" svg:width="0.514cm" svg:height="0.914cm" svg:x="9.043cm" svg:y="5.4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72cm" svg:height="0.429cm" svg:x="8.614cm" svg:y="4.71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1" draw:layer="layout" svg:width="0.686cm" svg:height="0.514cm" svg:x="8.957cm" svg:y="5.1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372cm" svg:height="0.771cm" svg:x="8.614cm" svg:y="3.9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86cm" svg:height="0.771cm" svg:x="8.957cm" svg:y="3.9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cm" svg:height="0.343cm" svg:x="8.7cm" svg:y="3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542cm" svg:height="0.771cm" svg:x="8.53cm" svg:y="10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0.771cm" svg:height="0.771cm" svg:x="8.916cm" svg:y="10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372cm" svg:height="0.772cm" svg:x="8.616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372cm" svg:height="0.772cm" svg:x="8.616cm" svg:y="9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8.614cm" svg:y1="12.2cm" svg:x2="9.985cm" svg:y2="12.114cm">
          <text:p/>
        </draw:line>
        <draw:line draw:style-name="gr14" draw:text-style-name="P1" draw:layer="layout" svg:x1="8.614cm" svg:y1="12.029cm" svg:x2="9.985cm" svg:y2="11.943cm">
          <text:p/>
        </draw:line>
        <draw:line draw:style-name="gr14" draw:text-style-name="P1" draw:layer="layout" svg:x1="8.614cm" svg:y1="11.857cm" svg:x2="9.985cm" svg:y2="11.771cm">
          <text:p/>
        </draw:line>
        <draw:line draw:style-name="gr14" draw:text-style-name="P1" draw:layer="layout" svg:x1="8.614cm" svg:y1="11.686cm" svg:x2="9.985cm" svg:y2="11.6cm">
          <text:p/>
        </draw:line>
        <draw:line draw:style-name="gr14" draw:text-style-name="P1" draw:layer="layout" svg:x1="8.614cm" svg:y1="9.972cm" svg:x2="9.985cm" svg:y2="9.886cm">
          <text:p/>
        </draw:line>
        <draw:line draw:style-name="gr14" draw:text-style-name="P1" draw:layer="layout" svg:x1="8.614cm" svg:y1="10.143cm" svg:x2="9.985cm" svg:y2="10.057cm">
          <text:p/>
        </draw:line>
        <draw:line draw:style-name="gr14" draw:text-style-name="P1" draw:layer="layout" svg:x1="8.614cm" svg:y1="10.315cm" svg:x2="9.985cm" svg:y2="10.229cm">
          <text:p/>
        </draw:line>
        <draw:line draw:style-name="gr14" draw:text-style-name="P1" draw:layer="layout" svg:x1="8.614cm" svg:y1="10.486cm" svg:x2="9.985cm" svg:y2="10.4cm">
          <text:p/>
        </draw:line>
        <draw:custom-shape draw:style-name="gr15" draw:text-style-name="P1" draw:layer="layout" svg:width="1.371cm" svg:height="0.429cm" draw:transform="rotate (-3.14159265358979) translate (9.985cm 19.82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1" draw:layer="layout" svg:width="0.686cm" svg:height="0.514cm" draw:transform="rotate (-3.14159265358979) translate (9.642cm 19.4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371cm" svg:height="0.771cm" draw:transform="rotate (-3.14159265358979) translate (9.985cm 20.6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86cm" svg:height="0.771cm" draw:transform="rotate (-3.14159265358979) translate (9.642cm 20.6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2cm" svg:height="0.6cm" draw:transform="rotate (-3.14159265358979) translate (9.899cm 21.2cm)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8.7cm" svg:y1="21.2cm" svg:x2="9.9cm" svg:y2="21.114cm">
          <text:p/>
        </draw:line>
        <draw:line draw:style-name="gr14" draw:text-style-name="P1" draw:layer="layout" svg:x1="8.7cm" svg:y1="21.029cm" svg:x2="9.9cm" svg:y2="20.943cm">
          <text:p/>
        </draw:line>
        <draw:line draw:style-name="gr14" draw:text-style-name="P1" draw:layer="layout" svg:x1="8.7cm" svg:y1="20.857cm" svg:x2="9.9cm" svg:y2="20.771cm">
          <text:p/>
        </draw:line>
        <draw:line draw:style-name="gr14" draw:text-style-name="P1" draw:layer="layout" svg:x1="8.7cm" svg:y1="20.686cm" svg:x2="9.9cm" svg:y2="20.6cm">
          <text:p/>
        </draw:line>
        <draw:frame draw:style-name="gr18" draw:text-style-name="P2" draw:layer="layout" svg:width="1.9cm" svg:height="0.806cm" svg:x="10.5cm" svg:y="7.504cm">
          <draw:text-box>
            <text:p><text:span text:style-name="T3">5 cm</text:span></text:p>
          </draw:text-box>
        </draw:frame>
        <draw:frame draw:style-name="gr19" draw:layer="layout" svg:width="1.7cm" svg:height="0.962cm" svg:x="10.5cm" svg:y="5.501cm">
          <draw:text-box>
            <text:p><text:span text:style-name="T3">5 cm</text:span> </text:p>
          </draw:text-box>
        </draw:frame>
        <draw:custom-shape draw:style-name="gr5" draw:text-style-name="P1" draw:layer="layout" svg:width="0.514cm" svg:height="0.914cm" svg:x="9.042cm" svg:y="7.5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7cm" svg:height="0.81cm" svg:x="8.949cm" svg:y="6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371cm" svg:height="0.771cm" draw:transform="rotate (-3.14159265358979) translate (9.985cm 9.51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86cm" svg:height="0.771cm" draw:transform="rotate (-3.14159265358979) translate (9.642cm 9.513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7cm" svg:height="0.4cm" svg:x="8.949cm" svg:y="8.34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514cm" svg:height="0.914cm" svg:x="9.043cm" svg:y="13.61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0" draw:text-style-name="P1" draw:layer="layout" svg:width="0.7cm" svg:height="0.81cm" svg:x="8.95cm" svg:y="14.70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6" draw:text-style-name="P1" draw:layer="layout" svg:width="1.371cm" svg:height="0.771cm" draw:transform="rotate (-3.14159265358979) translate (9.986cm 13.36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1" draw:layer="layout" svg:width="0.686cm" svg:height="0.771cm" draw:transform="rotate (-3.14159265358979) translate (9.643cm 13.36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1" draw:text-style-name="P1" draw:layer="layout" svg:width="0.7cm" svg:height="0.4cm" svg:x="8.95cm" svg:y="13.373cm">
            <text:p/>
            <draw:enhanced-geometry svg:viewBox="0 0 21600 21600" draw:mirror-vertical="true" draw:type="rectangle" draw:enhanced-path="M 0 0 L 21600 0 21600 21600 0 21600 0 0 Z N"/>
          </draw:custom-shape>
        </draw:g>
        <draw:frame draw:style-name="gr18" draw:text-style-name="P2" draw:layer="layout" svg:width="1.9cm" svg:height="0.806cm" svg:x="10.5cm" svg:y="13.804cm">
          <draw:text-box>
            <text:p><text:span text:style-name="T3">5 cm</text:span></text:p>
          </draw:text-box>
        </draw:frame>
        <draw:frame draw:style-name="gr4" draw:text-style-name="P2" draw:layer="layout" svg:width="4.2cm" svg:height="1.361cm" svg:x="10.4cm" svg:y="12.303cm">
          <draw:text-box>
            <text:p><text:span text:style-name="T4">Racor loco latón ⌀15 a 1</text:span><text:span text:style-name="T3">/2” </text:span></text:p>
          </draw:text-box>
        </draw:frame>
        <draw:custom-shape draw:style-name="gr5" draw:text-style-name="P1" draw:layer="layout" svg:width="0.514cm" svg:height="0.914cm" svg:x="9.043cm" svg:y="15.686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1.9cm" svg:height="0.806cm" svg:x="10.5cm" svg:y="15.804cm">
          <draw:text-box>
            <text:p><text:span text:style-name="T3">5 cm</text:span></text:p>
          </draw:text-box>
        </draw:frame>
        <draw:frame draw:style-name="gr2" draw:layer="layout" svg:width="2.7cm" svg:height="0.806cm" svg:x="10.4cm" svg:y="14.7cm">
          <draw:text-box>
            <text:p><text:span text:style-name="T3">Manguito</text:span></text:p>
          </draw:text-box>
        </draw:frame>
        <draw:custom-shape draw:style-name="gr20" draw:text-style-name="P1" draw:layer="layout" svg:width="0.7cm" svg:height="0.81cm" svg:x="8.949cm" svg:y="16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14cm" svg:height="0.914cm" svg:x="9.043cm" svg:y="17.786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1.9cm" svg:height="0.806cm" svg:x="10.5cm" svg:y="17.904cm">
          <draw:text-box>
            <text:p><text:span text:style-name="T3">5 cm</text:span></text:p>
          </draw:text-box>
        </draw:frame>
        <draw:frame draw:style-name="gr3" draw:text-style-name="P2" draw:layer="layout" svg:width="4.6cm" svg:height="1.361cm" svg:x="10.4cm" svg:y="19.702cm">
          <draw:text-box>
            <text:p><text:span text:style-name="T3">Entronque latón 1/2” M a Cu <text:s/>⌀15</text:span></text:p>
          </draw:text-box>
        </draw:frame>
        <draw:frame draw:style-name="gr2" draw:layer="layout" svg:width="2.7cm" svg:height="0.806cm" svg:x="10.4cm" svg:y="16.9cm">
          <draw:text-box>
            <text:p><text:span text:style-name="T3">Manguito</text:span></text:p>
          </draw:text-box>
        </draw:frame>
        <draw:frame draw:style-name="gr22" draw:text-style-name="P2" draw:layer="layout" svg:width="6.1cm" svg:height="4.691cm" svg:x="1.2cm" svg:y="4.002cm">
          <draw:text-box>
            <text:p><text:span text:style-name="T3">Listado material</text:span></text:p>
            <text:p><text:span text:style-name="T3"/></text:p>
            <text:p><text:span text:style-name="T3">Tubo de cobre 0,25 m</text:span></text:p>
            <text:p><text:span text:style-name="T3">Manguitos 3 ud.</text:span></text:p>
            <text:p><text:span text:style-name="T3">Entronque H 1ud.</text:span></text:p>
            <text:p><text:span text:style-name="T3">Entronque M 1ud.</text:span></text:p>
            <text:p><text:span text:style-name="T3">Racor loco 2 ud.</text:span></text:p>
            <text:p><text:span text:style-name="T3">Machón 1 u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2-12T13:59:08.893000000</meta:creation-date>
    <dc:date>2023-10-30T06:10:56.983703066</dc:date>
    <meta:editing-duration>PT28M31S</meta:editing-duration>
    <meta:editing-cycles>6</meta:editing-cycles>
    <meta:generator>LibreOffice/4.2.8.2$Linux_x86 LibreOffice_project/420m0$Build-2</meta:generator>
    <meta:document-statistic meta:object-count="56"/>
  </office:meta>
</office:document-meta>
</file>